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edication</text:p>
      <text:p text:style-name="P1"/>
      <text:p text:style-name="P1">To</text:p>
      <text:p text:style-name="P1">Śrīla Prabhupāda</text:p>
      <text:p text:style-name="P1">Bhaktisiddhānta Sarasvatī</text:p>
      <text:p text:style-name="P1">Gosvāmī Mahārāja</text:p>
      <text:p text:style-name="P1">MY SPIRITUAL MASTER</text:p>
      <text:p text:style-name="P1"/>
      <text:p text:style-name="P1">On the 26th Annual Ceremony of His</text:p>
      <text:p text:style-name="P1">Disappearance Day</text:p>
      <text:p text:style-name="P1"/>
      <text:p text:style-name="P1">He lives forever by his divine instructions</text:p>
      <text:p text:style-name="P1">and the follower lives with him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6T22:23:46.598000000</meta:creation-date>
    <meta:generator>LibreOffice/7.1.1.2$Windows_X86_64 LibreOffice_project/fe0b08f4af1bacafe4c7ecc87ce55bb426164676</meta:generator>
    <dc:date>2022-02-06T22:34:10</dc:date>
    <meta:editing-duration>PT59S</meta:editing-duration>
    <meta:editing-cycles>1</meta:editing-cycles>
    <meta:document-statistic meta:table-count="0" meta:image-count="0" meta:object-count="0" meta:page-count="1" meta:paragraph-count="10" meta:word-count="33" meta:character-count="214" meta:non-whitespace-character-count="191"/>
  </office:meta>
</office:document-meta>
</file>